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7.563cm" fo:margin-left="0.079cm" table:align="left"/>
    </style:style>
    <style:style style:name="Tabla1.A" style:family="table-column">
      <style:table-column-properties style:column-width="5.854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199cm" fo:text-align="center" style:justify-single-word="false"/>
      <style:text-properties style:font-name="Cambria" fo:font-size="14pt" fo:font-weight="bold" style:font-size-asian="14pt" style:font-weight-asian="bold" style:font-size-complex="14pt" style:font-weight-complex="bold"/>
    </style:style>
    <style:style style:name="P3" style:family="paragraph" style:parent-style-name="Standard">
      <style:paragraph-properties fo:margin-top="0cm" fo:margin-bottom="0.199cm" fo:text-align="center" style:justify-single-word="false"/>
    </style:style>
    <style:style style:name="P4" style:family="paragraph" style:parent-style-name="Text_20_body">
      <style:paragraph-properties fo:margin-top="0cm" fo:margin-bottom="0.199cm"/>
    </style:style>
    <style:style style:name="P5" style:family="paragraph" style:parent-style-name="Text_20_body">
      <style:paragraph-properties fo:margin-top="0cm" fo:margin-bottom="0.199cm"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Standard">
      <style:paragraph-properties fo:text-align="center" style:justify-single-word="false"/>
    </style:style>
    <style:style style:name="P9" style:family="paragraph" style:parent-style-name="Text_20_body">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10" style:family="paragraph" style:parent-style-name="Text_20_body">
      <style:paragraph-properties fo:text-align="justify" style:justify-single-word="false"/>
    </style:style>
    <style:style style:name="P11" style:family="paragraph" style:parent-style-name="Text_20_body">
      <style:text-properties fo:language="es" fo:country="ES"/>
    </style:style>
    <style:style style:name="P12"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3" style:family="paragraph" style:parent-style-name="Text_20_body">
      <style:text-properties fo:font-size="10pt" fo:font-weight="bold" style:font-size-asian="10pt" style:font-weight-asian="bold" style:font-size-complex="10pt" style:font-weight-complex="bold"/>
    </style:style>
    <style:style style:name="P14" style:family="paragraph" style:parent-style-name="Text_20_body">
      <style:text-properties fo:font-size="10pt" style:font-size-asian="10pt" style:font-size-complex="10pt"/>
    </style:style>
    <style:style style:name="P15" style:family="paragraph" style:parent-style-name="Normal">
      <style:paragraph-properties fo:hyphenation-ladder-count="no-limit" fo:break-before="page"/>
      <style:text-properties fo:hyphenate="true" fo:hyphenation-remain-char-count="0" fo:hyphenation-push-char-count="0"/>
    </style:style>
    <style:style style:name="P16" style:family="paragraph" style:parent-style-name="Normal">
      <style:paragraph-properties>
        <style:tab-stops>
          <style:tab-stop style:position="16.999cm" style:type="right" style:leader-style="dotted" style:leader-text="."/>
        </style:tab-stops>
      </style:paragraph-properties>
    </style:style>
    <style:style style:name="P17" style:family="paragraph" style:parent-style-name="Normal">
      <style:paragraph-properties fo:hyphenation-ladder-count="no-limit"/>
      <style:text-properties style:font-name="Cambria" fo:font-size="14pt" fo:font-weight="bold" style:font-name-asian="MS Mincho" style:font-size-asian="14pt" style:font-weight-asian="bold" style:font-size-complex="14pt" style:font-weight-complex="bold" fo:hyphenate="true" fo:hyphenation-remain-char-count="0" fo:hyphenation-push-char-count="0"/>
    </style:style>
    <style:style style:name="P18" style:family="paragraph" style:parent-style-name="Text_20_body">
      <style:paragraph-properties fo:margin-left="0cm" fo:margin-right="0cm" fo:text-indent="0.979cm" style:auto-text-indent="false"/>
    </style:style>
    <style:style style:name="P19" style:family="paragraph" style:parent-style-name="Text_20_body">
      <style:paragraph-properties fo:margin-left="0cm" fo:margin-right="0cm" fo:text-align="justify" style:justify-single-word="false" fo:text-indent="0.979cm" style:auto-text-indent="false"/>
    </style:style>
    <style:style style:name="P20" style:family="paragraph" style:parent-style-name="Text_20_body">
      <style:paragraph-properties fo:margin-left="0cm" fo:margin-right="0cm" fo:margin-top="0cm" fo:margin-bottom="0.176cm" fo:text-align="justify" style:justify-single-word="false" fo:text-indent="0.979cm" style:auto-text-indent="false"/>
    </style:style>
    <style:style style:name="P21" style:family="paragraph" style:parent-style-name="Text_20_body">
      <style:paragraph-properties fo:margin-top="0cm" fo:margin-bottom="0.247cm" fo:text-align="justify" style:justify-single-word="false"/>
    </style:style>
    <style:style style:name="P22" style:family="paragraph" style:parent-style-name="Text_20_body">
      <style:paragraph-properties fo:margin-top="0cm" fo:margin-bottom="0.499cm" fo:text-align="justify" style:justify-single-word="false"/>
    </style:style>
    <style:style style:name="P23" style:family="paragraph" style:parent-style-name="Text_20_body">
      <style:paragraph-properties fo:margin-top="0cm" fo:margin-bottom="0.176cm" fo:text-align="justify" style:justify-single-word="false"/>
    </style:style>
    <style:style style:name="P24" style:family="paragraph" style:parent-style-name="Text_20_body">
      <style:paragraph-properties fo:margin-top="0cm" fo:margin-bottom="0.071cm" fo:text-align="justify" style:justify-single-word="false"/>
    </style:style>
    <style:style style:name="P25" style:family="paragraph" style:parent-style-name="Text_20_body">
      <style:paragraph-properties fo:margin-left="1.251cm" fo:margin-right="0cm" fo:text-align="center" style:justify-single-word="false" fo:text-indent="0cm" style:auto-text-indent="false">
        <style:tab-stops/>
      </style:paragraph-properties>
    </style:style>
    <style:style style:name="P26" style:family="paragraph" style:parent-style-name="Normal">
      <style:paragraph-properties fo:margin-top="0.176cm" fo:margin-bottom="0.176cm" fo:text-align="justify" style:justify-single-word="false" fo:orphans="2" fo:widows="2" fo:hyphenation-ladder-count="no-limit" style:vertical-align="auto"/>
      <style:text-properties fo:hyphenate="true" fo:hyphenation-remain-char-count="0" fo:hyphenation-push-char-count="0"/>
    </style:style>
    <style:style style:name="P27" style:family="paragraph" style:parent-style-name="Normal_20__28_Web_29_">
      <style:paragraph-properties fo:text-align="justify" style:justify-single-word="false"/>
    </style:style>
    <style:style style:name="P28" style:family="paragraph" style:parent-style-name="Normal_20__28_Web_29_">
      <style:paragraph-properties fo:text-align="justify" style:justify-single-word="false"/>
      <style:text-properties style:font-name="Segoe UI" style:font-name-complex="Segoe UI"/>
    </style:style>
    <style:style style:name="P29" style:family="paragraph" style:parent-style-name="Normal_20__28_Web_29_">
      <style:paragraph-properties fo:text-align="justify" style:justify-single-word="false"/>
      <style:text-properties style:font-name="Segoe UI"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Segoe UI"/>
    </style:style>
    <style:style style:name="P30" style:family="paragraph" style:parent-style-name="Sin_20_espaciado">
      <style:text-properties fo:language="es" fo:country="ES"/>
    </style:style>
    <style:style style:name="P31" style:family="paragraph" style:parent-style-name="Normal">
      <style:paragraph-properties fo:orphans="2" fo:widows="2" fo:hyphenation-ladder-count="no-limit" style:text-autospace="none" style:vertical-align="auto"/>
      <style:text-properties fo:language="es" fo:country="ES" fo:hyphenate="true" fo:hyphenation-remain-char-count="0" fo:hyphenation-push-char-count="0"/>
    </style:style>
    <style:style style:name="P32" style:family="paragraph" style:parent-style-name="Normal">
      <style:paragraph-properties>
        <style:tab-stops>
          <style:tab-stop style:position="16.999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master-page-name="MP2">
      <style:paragraph-properties style:page-number="auto" fo:break-before="page"/>
    </style:style>
    <style:style style:name="P35" style:family="paragraph" style:parent-style-name="Heading_20_2">
      <style:text-properties style:text-underline-style="solid" style:text-underline-width="auto" style:text-underline-color="font-color" style:text-underline-mode="continuous" style:text-overline-mode="continuous" style:text-line-through-mode="continuous"/>
    </style:style>
    <style:style style:name="P36" style:family="paragraph" style:parent-style-name="Heading_20_2">
      <style:text-properties style:font-name="Segoe UI"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7" style:family="paragraph" style:parent-style-name="Heading_20_2">
      <style:text-properties fo:font-style="normal" style:text-underline-style="none" fo:font-weight="normal" style:text-underline-mode="continuous" style:text-overline-mode="continuous" style:text-line-through-mode="continuous" style:font-style-asian="normal" style:font-weight-asian="normal" style:font-style-complex="normal" style:font-weight-complex="normal"/>
    </style:style>
    <style:style style:name="P38" style:family="paragraph" style:parent-style-name="Heading_20_2">
      <style:paragraph-properties fo:break-before="page"/>
    </style:style>
    <style:style style:name="P39" style:family="paragraph" style:parent-style-name="Contents_20_Heading" style:master-page-name="MP1">
      <style:paragraph-properties style:page-number="auto" fo:break-before="page">
        <style:tab-stops>
          <style:tab-stop style:position="15.589cm" style:type="right" style:leader-style="dotted" style:leader-text="."/>
        </style:tab-stops>
      </style:paragraph-properties>
      <style:text-properties style:font-name="Segoe UI" fo:font-size="12pt" fo:font-weight="normal" style:font-name-asian="Arial Unicode MS" style:font-size-asian="12pt" style:font-weight-asian="normal" style:font-name-complex="Segoe UI" style:font-size-complex="12pt" style:font-weight-complex="normal"/>
    </style:style>
    <style:style style:name="P40" style:family="paragraph" style:parent-style-name="Heading_20_3">
      <style:text-properties style:font-name="Segoe UI" fo:font-size="12pt" style:font-size-asian="12pt" style:font-size-complex="12pt"/>
    </style:style>
    <style:style style:name="P41" style:family="paragraph" style:parent-style-name="Heading_20_3" style:master-page-name="MP0">
      <style:paragraph-properties fo:margin-top="0cm" fo:margin-bottom="0.199cm" fo:text-align="center" style:justify-single-word="false" style:page-number="auto" fo:break-before="page"/>
    </style:style>
    <style:style style:name="P42" style:family="paragraph" style:parent-style-name="Sin_20_espaciado">
      <style:text-properties fo:language="es" fo:country="ES"/>
    </style:style>
    <style:style style:name="P43" style:family="paragraph" style:parent-style-name="Text_20_body">
      <style:paragraph-properties fo:text-align="justify" style:justify-single-word="false"/>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3">
      <style:paragraph-properties fo:text-align="justify" style:justify-single-word="false"/>
    </style:style>
    <style:style style:name="P46" style:family="paragraph" style:parent-style-name="Text_20_body" style:list-style-name="L4">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list-style-name="L7">
      <style:paragraph-properties fo:text-align="justify" style:justify-single-word="false"/>
    </style:style>
    <style:style style:name="P50" style:family="paragraph" style:parent-style-name="Text_20_body" style:list-style-name="L8">
      <style:text-properties fo:font-size="10pt" style:font-size-asian="10pt" style:font-size-complex="10pt"/>
    </style:style>
    <style:style style:name="P51" style:family="paragraph" style:parent-style-name="Text_20_body" style:list-style-name="L9">
      <style:text-properties fo:font-size="10pt" style:font-size-asian="10pt" style:font-size-complex="10pt"/>
    </style:style>
    <style:style style:name="P52" style:family="paragraph" style:parent-style-name="Text_20_body" style:list-style-name="L9"/>
    <style:style style:name="P53" style:family="paragraph" style:parent-style-name="Text_20_body">
      <style:paragraph-properties fo:text-align="justify" style:justify-single-word="false"/>
      <style:text-properties fo:font-weight="normal" style:font-weight-asian="normal" style:font-weight-complex="normal"/>
    </style:style>
    <style:style style:name="P5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5" style:family="paragraph" style:parent-style-name="Text_20_body" style:list-style-name="L2">
      <style:paragraph-properties fo:margin-top="0cm" fo:margin-bottom="0.176cm" fo:text-align="justify" style:justify-single-word="false"/>
    </style:style>
    <style:style style:name="P56" style:family="paragraph" style:parent-style-name="Text_20_body">
      <style:paragraph-properties fo:margin-left="0cm" fo:margin-right="0cm" fo:text-align="justify" style:justify-single-word="false" fo:text-indent="0.979cm" style:auto-text-indent="false"/>
    </style:style>
    <style:style style:name="P57" style:family="paragraph" style:parent-style-name="Text_20_body">
      <style:paragraph-properties fo:margin-left="0cm" fo:margin-right="0cm" fo:text-align="justify" style:justify-single-word="false" fo:text-indent="0cm" style:auto-text-indent="false">
        <style:tab-stops/>
      </style:paragraph-properties>
    </style:style>
    <style:style style:name="T1" style:family="text">
      <style:text-properties fo:font-size="14pt" style:font-size-asian="14pt"/>
    </style:style>
    <style:style style:name="T2" style:family="text">
      <style:text-properties fo:font-size="16pt" fo:font-style="italic" fo:font-weight="bold" style:font-size-asian="16pt" style:font-style-asian="italic" style:font-weight-asian="bold"/>
    </style:style>
    <style:style style:name="T3" style:family="text">
      <style:text-properties style:font-name="Segoe UI"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Segoe UI"/>
    </style:style>
    <style:style style:name="T4" style:family="text">
      <style:text-properties style:font-name="Segoe UI" fo:language="es" fo:country="AR" fo:font-weight="bold" style:font-weight-asian="bold" style:font-name-complex="Segoe UI" style:font-weight-complex="bold"/>
    </style:style>
    <style:style style:name="T5" style:family="text">
      <style:text-properties style:font-name="Segoe UI" fo:font-weight="bold" style:font-weight-asian="bold" style:font-name-complex="Segoe UI" style:font-weight-complex="bold"/>
    </style:style>
    <style:style style:name="T6" style:family="text">
      <style:text-properties style:font-name="Segoe UI" style:font-name-complex="Segoe UI"/>
    </style:style>
    <style:style style:name="T7" style:family="text">
      <style:text-properties style:font-name="Segoe UI" fo:font-size="11pt" style:font-size-asian="11pt" style:font-name-complex="Segoe UI"/>
    </style:style>
    <style:style style:name="T8" style:family="text">
      <style:text-properties style:font-name="Segoe UI" fo:font-size="12pt" style:font-size-asian="12pt" style:font-name-complex="Segoe UI" style:font-size-complex="12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language="es" fo:country="ES" style:language-asian="es" style:country-asian="ES"/>
    </style:style>
    <style:style style:name="T12" style:family="text">
      <style:text-properties fo:language="es" fo:country="ES" style:letter-kerning="false" style:font-name-asian="Times New Roman" style:language-asian="es" style:country-asian="ES" style:font-name-complex="Segoe UI"/>
    </style:style>
    <style:style style:name="T13" style:family="text">
      <style:text-properties fo:language="es" fo:country="ES" fo:font-style="normal" style:text-underline-style="none" fo:font-weight="normal" style:text-underline-mode="continuous" style:text-overline-mode="continuous" style:text-line-through-mode="continuous" style:language-asian="es" style:country-asian="ES" style:font-style-asian="normal" style:font-weight-asian="normal" style:font-style-complex="normal" style:font-weight-complex="normal"/>
    </style:style>
    <style:style style:name="T14" style:family="text">
      <style:text-properties fo:color="#7f0055" style:font-name="Courier New" fo:font-size="11pt" fo:language="es" fo:country="ES" style:letter-kerning="false" style:font-size-asian="11pt" style:font-name-complex="Courier New" style:font-size-complex="10pt" style:font-weight-complex="bold"/>
    </style:style>
    <style:style style:name="T15" style:family="text">
      <style:text-properties fo:color="#000000" style:font-name="Courier New" fo:font-size="11pt" fo:language="es" fo:country="ES" style:letter-kerning="false" style:font-size-asian="11pt" style:font-name-complex="Courier New" style:font-size-complex="10pt"/>
    </style:style>
    <style:style style:name="T16" style:family="text">
      <style:text-properties fo:color="#0000c0" style:font-name="Courier New" fo:font-size="11pt" fo:language="es" fo:country="ES" style:letter-kerning="false" style:font-size-asian="11pt" style:font-name-complex="Courier New" style:font-size-complex="10pt"/>
    </style:style>
    <style:style style:name="T17" style:family="text">
      <style:text-properties fo:font-size="11pt" fo:font-weight="bold" style:font-size-asian="11pt" style:font-weight-asian="bold"/>
    </style:style>
    <style:style style:name="T18" style:family="text">
      <style:text-properties fo:font-size="11pt" style:font-size-asian="11pt"/>
    </style:style>
    <style:style style:name="T19" style:family="text">
      <style:text-properties fo:font-style="italic" fo:font-weight="bold" style:font-style-asian="italic" style:font-weight-asian="bold"/>
    </style:style>
    <style:style style:name="T20" style:family="text">
      <style:text-properties fo:font-style="normal" style:font-style-asian="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ize="10pt" style:font-size-asian="10pt" style:font-size-complex="10pt"/>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mode="continuous" style:text-overline-mode="continuous" style:text-line-through-mode="continuous"/>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Universidad de Buenos Aires</text:p>
      <text:p text:style-name="P2"/>
      <text:p text:style-name="P2">Facultad de Ingeniería</text:p>
      <text:p text:style-name="P3"/>
      <text:p text:style-name="P3"/>
      <text:p text:style-name="P6">Algoritmos y programación 3</text:p>
      <text:p text:style-name="P6"/>
      <text:p text:style-name="P6"/>
      <text:p text:style-name="P8"><text:span text:style-name="Fuente_20_de_20_párrafo_20_predeter."><text:span text:style-name="T1">Trabajo práctico 2</text:span></text:span><text:span text:style-name="Fuente_20_de_20_párrafo_20_predeter."><text:span text:style-name="T1">: </text:span></text:span><text:span text:style-name="Fuente_20_de_20_párrafo_20_predeter."><text:span text:style-name="T2">Algo</text:span></text:span><text:span text:style-name="Fuente_20_de_20_párrafo_20_predeter."><text:span text:style-name="T2"> Hero Game</text:span></text:span></text:p>
      <text:p text:style-name="P7"/>
      <text:p text:style-name="P5">1er cuatrimestre, 2010</text:p>
      <text:p text:style-name="P5">(Trabajo Práctico grupal)</text:p>
      <text:p text:style-name="P5"/>
      <text:p text:style-name="P4"><draw:frame draw:style-name="fr1" draw:name="Marco1" text:anchor-type="paragraph" svg:x="0.004cm" svg:y="0.84cm" svg:width="17.563cm" style:rel-width="scale" svg:height="10.804cm" style:rel-height="scale" draw:z-index="0"><draw:text-box><text:p text:style-name="P9">Grupo N°: 2</text:p><text:p text:style-name="Text_20_body">Integrantes:</text:p><table:table table:name="Tabla1" table:style-name="Tabla1"><table:table-column table:style-name="Tabla1.A" table:number-columns-repeated="3"/><table:table-row><table:table-cell table:style-name="Tabla1.A1" office:value-type="string"><text:p text:style-name="Table_20_Contents">Padrón</text:p></table:table-cell><table:table-cell table:style-name="Tabla1.A1" office:value-type="string"><text:p text:style-name="Table_20_Contents">Nombre y apellido</text:p></table:table-cell><table:table-cell table:style-name="Tabla1.C1" office:value-type="string"><text:p text:style-name="Table_20_Contents">E-mail</text:p></table:table-cell></table:table-row><table:table-row><table:table-cell table:style-name="Tabla1.A2" office:value-type="string"><text:p text:style-name="Table_20_Contents">90241</text:p></table:table-cell><table:table-cell table:style-name="Tabla1.A2" office:value-type="string"><text:p text:style-name="Table_20_Contents">Badano Juan Ignacio</text:p></table:table-cell><table:table-cell table:style-name="Tabla1.C2" office:value-type="string"><text:p text:style-name="Table_20_Contents">j_badano@hotmail.com</text:p></table:table-cell></table:table-row><table:table-row><table:table-cell table:style-name="Tabla1.A2" office:value-type="string"><text:p text:style-name="Table_20_Contents">88986</text:p></table:table-cell><table:table-cell table:style-name="Tabla1.A2" office:value-type="string"><text:p text:style-name="Table_20_Contents">Lucero Emmanuel Federico</text:p></table:table-cell><table:table-cell table:style-name="Tabla1.C2" office:value-type="string"><text:p text:style-name="Table_20_Contents">em2anuel_371@hotmail.com</text:p></table:table-cell></table:table-row><table:table-row><table:table-cell table:style-name="Tabla1.A2" office:value-type="string"><text:p text:style-name="Table_20_Contents">91135</text:p></table:table-cell><table:table-cell table:style-name="Tabla1.A2" office:value-type="string"><text:p text:style-name="Table_20_Contents">Pérez Dittler Ezequiel</text:p></table:table-cell><table:table-cell table:style-name="Tabla1.C2" office:value-type="string"><text:p text:style-name="Table_20_Contents">ezperez@fi.uba.ar</text:p></table:table-cell></table:table-row><table:table-row><table:table-cell table:style-name="Tabla1.A2" office:value-type="string"><text:p text:style-name="Table_20_Contents">88000</text:p></table:table-cell><table:table-cell table:style-name="Tabla1.A2" office:value-type="string"><text:p text:style-name="Table_20_Contents">Villanueva Cecilia Azul</text:p></table:table-cell><table:table-cell table:style-name="Tabla1.C2" office:value-type="string"><text:p text:style-name="Table_20_Contents">jipiest@hotmail.com</text:p></table:table-cell></table:table-row></table:table><text:p text:style-name="Text_20_body"/><text:p text:style-name="Text_20_body">Fecha de entrega: 07/07/2010</text:p><text:p text:style-name="Text_20_body"/><text:p text:style-name="Text_20_body">Corrector: Nicolás Páez</text:p><text:p text:style-name="Text_20_body"/><text:p text:style-name="Text_20_body">Nota Final:</text:p></draw:text-box></draw:frame></text:p>
      <text:p text:style-name="P39"/>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Índice de contenido</text:p>
          </text:index-title>
          <text:p text:style-name="P16">Introducción<text:tab/>3</text:p>
          <text:p text:style-name="P16">Objetivo del trabajo<text:tab/>3</text:p>
          <text:p text:style-name="P16">Consigna<text:tab/>3</text:p>
          <text:p text:style-name="P16">Entregables<text:tab/>3</text:p>
          <text:p text:style-name="P16">Supuestos<text:tab/>4</text:p>
          <text:p text:style-name="P16">Dinámica del juego:<text:tab/>5</text:p>
          <text:p text:style-name="P16">Herramientas y modo de entrega<text:tab/>6</text:p>
          <text:p text:style-name="P16">Modelo de dominio<text:tab/>6</text:p>
          <text:p text:style-name="P16">Diagramas de clases<text:tab/>7</text:p>
          <text:p text:style-name="P16">Detalles de implementación<text:tab/>7</text:p>
          <text:p text:style-name="P16">Excepciones<text:tab/>8</text:p>
          <text:p text:style-name="P16">Diagramas de secuencia<text:tab/>8</text:p>
          <text:p text:style-name="P16">Diagramas de estado<text:tab/>9</text:p>
          <text:p text:style-name="P16">Diagramas de paquetes<text:tab/>10</text:p>
          <text:p text:style-name="P16">Código fuente<text:tab/>10</text:p>
          <text:p text:style-name="P16">Checklist de corrección<text:tab/>11</text:p>
          <text:p text:style-name="P16">Código<text:tab/>11</text:p>
        </text:index-body>
      </text:table-of-content>
      <text:p text:style-name="P16"/>
      <text:p text:style-name="P34">Introducción</text:p>
      <text:p text:style-name="Heading_20_2"/>
      <text:p text:style-name="P35">Objetivo del trabajo</text:p>
      <text:p text:style-name="P19">Aplicar los conceptos enseñados en la materia a la resolución de un problema, trabajando grupalmente y utilizando el lenguaje de programación Java.</text:p>
      <text:p text:style-name="P18"/>
      <text:p text:style-name="P35">Consigna</text:p>
      <text:p text:style-name="P20">Se debe desarrollar Algo Hero, un juego que pone a prueba las habilidades del jugador para manipular el teclado 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20">El juego permite al jugador tocar canciones con una guitarra eléctrica. La guitarra se simula con el teclado. Se definen 4 teclas que permiten al jugador tocar parte de la melodía.</text:p>
      <text:p text:style-name="P19">El juego muestra al jugador cuales son las teclas que debe tocar. Las notas van moviéndose hacia la parte inferior de la pantalla, y el jugador debe presionar la tecla asociada a cada nota en el momento justo que alcanza la parte inferior de la pantalla. Cada vez que el jugador toca la nota correcta, suma puntos.</text:p>
      <text:p text:style-name="Text_20_body"/>
      <text:p text:style-name="P35">Entregables</text:p>
      <text:list xml:id="list42426656" text:style-name="L1">
        <text:list-item>
          <text:p text:style-name="P44">Una aplicación Java o C# que responda al enunciado del trabajo práctico, con todas las estructuras de datos, atributos y comportamiento necesario para la resolución del MODELO del juego. (NO incluye visualización e interacción con el usuario).</text:p>
        </text:list-item>
        <text:list-item>
          <text:p text:style-name="P44">Pruebas unitarias automatizadas (utilizando JUnit para Java y NUnit para C#) que contemplen las siguientes condiciones:</text:p>
          <text:list>
            <text:list-item>
              <text:p text:style-name="P44">Creación de una canción, con sus correspondientes notas y figuras musicales y tiempo de compás.</text:p>
            </text:list-item>
            <text:list-item>
              <text:p text:style-name="P44">Creación de un mapeo entre notas y teclas.</text:p>
            </text:list-item>
            <text:list-item>
              <text:p text:style-name="P44">Prueba de los métodos del modelo que permiten ir obteniendo las teclas a presionar en forma ordenada y obtener el mapa temporal de teclas a presionar (estos son los métodos que después se utilizarán para implementar la parte visual).</text:p>
            </text:list-item>
          </text:list>
        </text:list-item>
        <text:list-item>
          <text:p text:style-name="P44">Diagrama de clases de las clases principales de la aplicación.</text:p>
        </text:list-item>
        <text:list-item>
          <text:p text:style-name="P44">Diagrama de secuencia para los casos que se consideren relevantes.</text:p>
        </text:list-item>
      </text:list>
      <text:p text:style-name="P10"/>
      <text:p text:style-name="P10"/>
      <text:p text:style-name="P10"/>
      <text:p text:style-name="P10"/>
      <text:p text:style-name="P10"/>
      <text:p text:style-name="P35"><text:soft-page-break/>Supuestos</text:p>
      <text:p text:style-name="Text_20_body"/>
      <text:p text:style-name="P21"><text:span text:style-name="Fuente_20_de_20_párrafo_20_predeter."><text:span text:style-name="T9">Canciones</text:span></text:span></text:p>
      <text:p text:style-name="P10">Las <text:span text:style-name="T10">canciones</text:span> en general se representan en notación musical mediante una partitura. La partitura contiene los <text:span text:style-name="T10">compases</text:span>, y en ellos las <text:span text:style-name="T10">notas</text:span> (tonos), y cada nota está asociada a una <text:span text:style-name="T10">figura musical </text:span>que define la duración de la misma (ver más adelante).</text:p>
      <text:p text:style-name="P21"/>
      <text:p text:style-name="P21"><text:bookmark-start text:name="yvp9"/><text:span text:style-name="Fuente_20_de_20_párrafo_20_predeter."><text:span text:style-name="T9">Notas</text:span></text:span><text:bookmark-end text:name="yvp9"/></text:p>
      <text:p text:style-name="P10">Cada tecla habilitada en una canción, tiene asociada uno 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Text_20_body">DO, DO#, RE, RE#, MI, FA, FA#, SOL, SOL#, LA, LA#, SI</text:p>
      <text:p text:style-name="P22">(# significa sostenido)</text:p>
      <text:p text:style-name="P10">Cada una tiene una frecuencia fundamental que la identifica. La igualdad de la nota esta dada por la igualdad de la frecuencia (es decir, el mismo tono) sin distinguir la figura musical asociada.</text:p>
      <text:p text:style-name="Text_20_body"/>
      <text:p text:style-name="P22"><text:span text:style-name="Fuente_20_de_20_párrafo_20_predeter."><text:span text:style-name="T9">Figuras musicales</text:span></text:span></text:p>
      <text:p text:style-name="P23">Las figuras musicales representan el tiempo que suena cada nota:</text:p>
      <text:list xml:id="list42436147" text:style-name="L2">
        <text:list-item>
          <text:p text:style-name="P55">REDONDA</text:p>
        </text:list-item>
        <text:list-item>
          <text:p text:style-name="P55">BLANCA (equivalente en tiempo a 1/2  REDONDA)</text:p>
        </text:list-item>
        <text:list-item>
          <text:p text:style-name="P55">NEGRA (equivalente en tiempo a 1/2 BLANCA)</text:p>
        </text:list-item>
        <text:list-item>
          <text:p text:style-name="P55">CORCHEA (equivalente en tiempo a 1/2 NEGRA)</text:p>
        </text:list-item>
        <text:list-item>
          <text:p text:style-name="P55">SEMICORCHEA (equivalente en tiempo a 1/2 CORCHEA).</text:p>
        </text:list-item>
      </text:list>
      <text:p text:style-name="P23">Como se ve, los tiempos son relativos a la duración de la "redonda". Pero la duración de la redonda no es fija (ver definición de "compás").</text:p>
      <text:p text:style-name="P22"/>
      <text:p text:style-name="P22"><text:span text:style-name="Fuente_20_de_20_párrafo_20_predeter."><text:span text:style-name="T9">Compás</text:span></text:span></text:p>
      <text:p text:style-name="P22">Una partitura se divide en compases. La longitud de un compás no se mide en tiempo físico, sino en figuras musicales. Por ejemplo, es típico en varios estilos musicales que un compás dure 4 “NEGRAS”. <text:span text:style-name="Fuente_20_de_20_párrafo_20_predeter."><text:span text:style-name="T23">La duración de un compás se define en la partitura</text:span></text:span>, por ende todos los compases de la partitura tendrán la misma duración.</text:p>
      <text:p text:style-name="P22">Cada canción tiene asociado un tiempo de "compás". Por ejemplo, el "compás" para una canción en particular puede durar 2 segundos, pero para otra canción puede durar 3 segundos, independientemente de su duración en “figuras musicales”.</text:p>
      <text:p text:style-name="P22"><text:soft-page-break/>Por ejemplo, en una canción el "compás" puede equivaler a una redonda, pero para otra canción puede equivaler a 3 blancas.</text:p>
      <text:p text:style-name="P22">Dada una equivalencia y una duración para el compás, queda determinado el tiempo de la canción y la duración de cada figura.</text:p>
      <text:p text:style-name="P22">Por ejemplo, si en una canción el compás equivale a 3 blancas y dura 2 segundos, entonces, en esa canción:</text:p>
      <text:p text:style-name="P24">REDONDA = 1.32 segundos</text:p>
      <text:p text:style-name="P24">BLANCA = 0.66 segundos</text:p>
      <text:p text:style-name="P24">NEGRA = 0.33 segundos</text:p>
      <text:p text:style-name="P24">CORCHEA = 0.16 segundos</text:p>
      <text:p text:style-name="P24">SEMICORCHEA = 0.08 segundos</text:p>
      <text:p text:style-name="P24"/>
      <text:p text:style-name="P24">Una consecuencia de esto, es que agrandando o achicando el tiempo de compás, la misma canción puede tocarse más lenta o más rápida, manteniendo la misma melodía.</text:p>
      <text:p text:style-name="P24"/>
      <text:p text:style-name="P40">Dinámica del juego:</text:p>
      <text:p text:style-name="Text_20_body">El jugador selecciona una canción a tocar.</text:p>
      <text:p text:style-name="P10">En base a la canción seleccionada, el modelo del juego arma la partitura (es decir, las notas y figuras musicales asociadas a la canción). A su vez cada canción tiene asociado un compás.</text:p>
      <text:p text:style-name="P10">Dada la partitura, el compás, y el mapeo de cada nota a cada tecla, el juego puede calcular en qué momento debe presionarse cada tecla, y en base a eso armar un mapa temporal que más adelante se mostrará al usuario por pantalla.</text:p>
      <text:p text:style-name="Text_20_body"/>
      <text:p text:style-name="Text_20_body"/>
      <text:p text:style-name="P38">Herramientas y modo de entrega</text:p>
      <text:list xml:id="list42440676" text:style-name="L3">
        <text:list-item>
          <text:p text:style-name="P45">Informe completo (de acuerdo al Checklist de corrección). La documentación deberá estar en 1 sólo archivo (texto y diagramas) preferiblemente en formato .pdf o en su defecto como .doc.</text:p>
        </text:list-item>
        <text:list-item>
          <text:p text:style-name="P45">Todos los diagramas en formato imagen incorporados a este documento y opcionalmente en el formato de la herramienta que hayan usado</text:p>
        </text:list-item>
        <text:list-item>
          <text:p text:style-name="P45">La estructura de carpetas que se entrega deberá tener como raíz una carpeta o paquete con el siguiente nombre: algo3c[1|2|3]g[número de grupo]. Donde 1, 2 o 3 es el curso en el cual está inscripto el grupo. Ej: algo3c1g8 es la carpeta que deberá usar el grupo 8 del curso 1 (turno tarde).</text:p>
        </text:list-item>
        <text:list-item>
          <text:p text:style-name="P45">Código fuente impreso (si es solicitada por los ayudantes del curso)</text:p>
        </text:list-item>
      </text:list>
      <text:p text:style-name="P10"/>
      <text:p text:style-name="P10"/>
      <text:p text:style-name="Heading_20_1">Modelo de dominio</text:p>
      <text:p text:style-name="P10">Considerando los supuestos planteados previamente y estudiando un poco de teoría musical, se identifican las entidades que son parte del problema. No es posible abstraer el modelo de dominio de forma musical perfectamente porque en el problema aparecen elementos que nada tienen que ver con la música, como por ejemplo las teclas y su respectivo mapeo con las notas.</text:p>
      <text:p text:style-name="P10">Resumiendo en líneas generales, el modelo consta de una <text:span text:style-name="Fuente_20_de_20_párrafo_20_predeter."><text:span text:style-name="T10">Canción</text:span></text:span>, que posee un conjunto de <text:span text:style-name="Fuente_20_de_20_párrafo_20_predeter."><text:span text:style-name="T10">Compases</text:span></text:span> y, a su vez, éstos contienen <text:span text:style-name="Fuente_20_de_20_párrafo_20_predeter."><text:span text:style-name="T10">Elementos De Compas</text:span></text:span>. Según se dijo en los supuestos éstos contienen notas, pero a nivel implementación, es necesario agregar otros elementos para identificar mejor otros tipos de elementos que o están compuestas por varias notas o bien no tienen notas. Entonces, teniendo la última consideración, los distintos elementos de compás son <text:span text:style-name="Fuente_20_de_20_párrafo_20_predeter."><text:span text:style-name="T10">Notas</text:span></text:span>, <text:span text:style-name="Fuente_20_de_20_párrafo_20_predeter."><text:span text:style-name="T10">Silencios</text:span></text:span>.</text:p>
      <text:p text:style-name="P10">A nivel teoría musical, la nota está compuesta por un <text:span text:style-name="Fuente_20_de_20_párrafo_20_predeter."><text:span text:style-name="T10">Tono</text:span></text:span> y una <text:span text:style-name="Fuente_20_de_20_párrafo_20_predeter."><text:span text:style-name="T10">Figura</text:span></text:span>, pero en el diseño del modelo, se interpreta a la Nota como un Tono para no crear innecesariamente entidades que almacenan valores pero que no tienen comportamiento alguno.</text:p>
      <text:p text:style-name="P10">La canción deja de ser una abstracción musical perfecta cuando ésta tiene como atributo el mapeo de una Nota con una o varias <text:span text:style-name="Fuente_20_de_20_párrafo_20_predeter."><text:span text:style-name="T10">Teclas</text:span></text:span>, o mejor dicho, una Nota asociada a una <text:span text:style-name="Fuente_20_de_20_párrafo_20_predeter."><text:span text:style-name="T10">Combinación De Teclas</text:span></text:span>.</text:p>
      <text:p text:style-name="P10">Para el diseño de la aplicación, se utilizó el patrón de arquitectura Modelo-Vista-Control (MVC) y se agregaron elementos al modelo que corresponden a la aplicación. La aplicación consiste en un juego que simula una <text:span text:style-name="T10">Guitarra</text:span>, y ésta a su vez tiene <text:span text:style-name="T10">Cuerdas</text:span>. Otros elementos que se agregaron son el <text:span text:style-name="T10">Puntaje</text:span> que contiene la operatoria del cálculo de puntajes del juego.</text:p>
      <text:p text:style-name="P10"/>
      <text:p text:style-name="P38">Diagramas de clases</text:p>
      <text:p text:style-name="Text_20_body"/>
      <text:p text:style-name="Text_20_body"><text:span text:style-name="Fuente_20_de_20_párrafo_20_predeter."><text:span text:style-name="T11"/></text:span></text:p>
      <text:p text:style-name="P35">Detalles de implementación</text:p>
      <text:p text:style-name="Text_20_body"/>
      <text:list xml:id="list42433049" text:style-name="L4">
        <text:list-item>
          <text:p text:style-name="P46"><text:s/>El <text:span text:style-name="T10">Mapeo</text:span> de teclas es una de las funcionalidades más importantes de la aplicación. Esta elemento se encarga de mapear una combinación de teclas a distintas notas que se usen en la canción.</text:p>
        </text:list-item>
      </text:list>
      <text:p text:style-name="P10">Esta funcionalidad se implementó creando la clase <text:span text:style-name="Fuente_20_de_20_párrafo_20_predeter."><text:span text:style-name="T9">MapaDeTeclas</text:span></text:span> que representa una tabla de dos columnas, Nota y CombinacionDeTeclas. Entonces cada fila contiene una Nota y las teclas que le corresponden según el mapeo. Para esto se delega el comportamiento utilizando un Hashtable de una clave (Nota) y un valor (CombinacionDeTeclas).</text:p>
      <text:p text:style-name="P25"><text:span text:style-name="Fuente_20_de_20_párrafo_20_predeter."><text:span text:style-name="T14">private</text:span></text:span><text:span text:style-name="Fuente_20_de_20_párrafo_20_predeter."><text:span text:style-name="T15"> Hashtable&lt;Float,CombinacionDeTeclas&gt; </text:span></text:span><text:span text:style-name="Fuente_20_de_20_párrafo_20_predeter."><text:span text:style-name="T16">mapa</text:span></text:span><text:span text:style-name="Fuente_20_de_20_párrafo_20_predeter."><text:span text:style-name="T15">;</text:span></text:span></text:p>
      <text:p text:style-name="P10">En este caso el par <text:span text:style-name="Fuente_20_de_20_párrafo_20_predeter."><text:span text:style-name="T17">clave – valor</text:span></text:span><text:span text:style-name="Fuente_20_de_20_párrafo_20_predeter."><text:span text:style-name="T18"> </text:span></text:span>, es el nombre de la nota (String) y la combinación de Teclas. Esta clase implementa dos métodos, uno permite agregar el mapeo y el otro obtener la combinación de teclas que tiene asignada una determinada nota.</text:p>
      <text:p text:style-name="P10"/>
      <text:list xml:id="list42441653" text:style-name="L5">
        <text:list-item>
          <text:p text:style-name="P47"><text:s/>La clase <text:span text:style-name="Fuente_20_de_20_párrafo_20_predeter."><text:span text:style-name="T9">CombinacionDeTeclas</text:span></text:span> es un contenedor de <text:span text:style-name="Fuente_20_de_20_párrafo_20_predeter."><text:span text:style-name="T10">Teclas</text:span></text:span>. Delega su comportamiento en la clase ArrayList. Esta es una lista de teclas que utiliza la clase <text:span text:style-name="Fuente_20_de_20_párrafo_20_predeter."><text:span text:style-name="T9">IteradorCliente</text:span></text:span>, que permite obtener las teclas que componen un conjunto.</text:p>
          <text:p text:style-name="P47"/>
        </text:list-item>
        <text:list-item>
          <text:p text:style-name="P47"><text:s/>La clase <text:span text:style-name="Fuente_20_de_20_párrafo_20_predeter."><text:span text:style-name="T9">IteradorCliente</text:span></text:span> es una clase que implementa de la interfaz Iterator y que utiliza genericidad para que pueda ser utilizada con distintos objetos. Este IteradorCliente es utilizado para recorrer y acceder a las colecciones, pero de privilegios limitados, ya que solo se puede acceder y leer los elementos y tiene el método remover sin funcionalidad para evitar realizar acciones indeseadas.</text:p>
          <text:p text:style-name="P47"/>
        </text:list-item>
        <text:list-item>
          <text:p text:style-name="P47"><text:s/>La <text:span text:style-name="T10">igualdad de una Nota</text:span> con otra esta dada por poseer el mismo Tono, y según la implementación realizada, por ser de la misma clase, sin importar si éstas tienen figuras musicales distintas. </text:p>
          <text:p text:style-name="P47"/>
        </text:list-item>
        <text:list-item>
          <text:p text:style-name="P47"><text:s/>Para resolver la <text:span text:style-name="T10">persistencia</text:span> de la canción, se aplico el patrón de arquitectura extendido de Modelo-Vista-Control-Persistencia (MVC-P). A pesar de que esto requirió, en algunos casos, romper con el encapsulamiento y ocultamiento de información, se puede decir que la ventaja es poder haber diseñado el modelo sin la necesidad de pensar en la persistencia y no aumentar las responsabilidades de las clases del modelo.</text:p>
        </text:list-item>
      </text:list>
      <text:p text:style-name="P57"/>
      <text:p text:style-name="P57"/>
      <text:p text:style-name="P57"/>
      <text:p text:style-name="P57"/>
      <text:p text:style-name="P35"><text:soft-page-break/>Excepciones</text:p>
      <text:p text:style-name="P10">Se creó un paquete de excepciones llamado<text:span text:style-name="Fuente_20_de_20_párrafo_20_predeter."><text:span text:style-name="T9"> </text:span></text:span><text:span text:style-name="Fuente_20_de_20_párrafo_20_predeter."><text:span text:style-name="T19">algo3c1g2.modelo.excepciones</text:span></text:span><text:span text:style-name="Fuente_20_de_20_párrafo_20_predeter."><text:span text:style-name="T21"> para administrar casos propios del dominio del problema.</text:span></text:span></text:p>
      <text:p text:style-name="P10">En el paquete se encuentran las siguientes excepciones:</text:p>
      <text:p text:style-name="P10"/>
      <text:list xml:id="list42439329" text:style-name="L6">
        <text:list-item>
          <text:p text:style-name="P48"><text:span text:style-name="Fuente_20_de_20_párrafo_20_predeter."><text:span text:style-name="T9">CompasIncompletoExcepcion:</text:span></text:span> Esta excepción se lanza cuando se intenta agregar un compás incompleto a una canción. Que esté incompleto significa que la duración total de las notas del compás es menor que la duración del compás.</text:p>
        </text:list-item>
      </text:list>
      <text:p text:style-name="P10"/>
      <text:list xml:id="list20414198" text:continue-numbering="true" text:style-name="L6">
        <text:list-item>
          <text:p text:style-name="P48"><text:span text:style-name="Fuente_20_de_20_párrafo_20_predeter."><text:span text:style-name="T9">CompasInvalidoExcepcion:</text:span></text:span> Esta excepción es lanzada en caso que se intente agregar al denominador o numerador del compás valores que no corresponden a duraciones de figuras musicales.</text:p>
        </text:list-item>
      </text:list>
      <text:p text:style-name="P57"/>
      <text:list xml:id="list42444016" text:style-name="L7">
        <text:list-item>
          <text:p text:style-name="P49"><text:span text:style-name="Fuente_20_de_20_párrafo_20_predeter."><text:span text:style-name="T9">CompasSobrepasadoExcepcion: </text:span></text:span>Esta excepción es lanzada cuando en un <text:span text:style-name="Énfasis"><text:span text:style-name="T20">compás se intenta agregar</text:span></text:span> una nota y resulta que la duración total de las notas del compás sobrepasa la duración de dicho <text:span text:style-name="Énfasis"><text:span text:style-name="T20">compás</text:span></text:span>.</text:p>
        </text:list-item>
      </text:list>
      <text:p text:style-name="P53"/>
      <text:list xml:id="list20408432" text:continue-numbering="true" text:style-name="L7">
        <text:list-item>
          <text:p text:style-name="P49"><text:span text:style-name="Fuente_20_de_20_párrafo_20_predeter."><text:span text:style-name="T9">NoHayTeclasHabilitadasExcepcion:</text:span></text:span> Esta excepción se lanza en caso que se intente buscar en el mapeo las teclas de una nota que no tiene teclas asociadas.</text:p>
        </text:list-item>
      </text:list>
      <text:p text:style-name="P10"/>
      <text:list xml:id="list20402785" text:continue-numbering="true" text:style-name="L7">
        <text:list-item>
          <text:p text:style-name="P49"><text:span text:style-name="Fuente_20_de_20_párrafo_20_predeter."><text:span text:style-name="T9">TeclaNoAceptadaExcepcion:</text:span></text:span> Esta excepción fue creada para ser lanzada cuando se intente setear una tecla con un carácter invalido, por ejemplo, un *.</text:p>
        </text:list-item>
      </text:list>
      <text:p text:style-name="P10"/>
      <text:list xml:id="list20399588" text:continue-numbering="true" text:style-name="L7">
        <text:list-item>
          <text:p text:style-name="P49"><text:span text:style-name="Fuente_20_de_20_párrafo_20_predeter."><text:span text:style-name="T9">TempoInvalidoExcepcion:</text:span></text:span> Esta excepción es lanzada cuando el tempo de una canción es menor a “30” o mayor a “150”.</text:p>
          <text:p text:style-name="P49"/>
        </text:list-item>
        <text:list-item>
          <text:p text:style-name="P49"><text:span text:style-name="T10">TiempoNegativoExcepcion:</text:span> Esta excepción se lanza cuando se intenta buscar un elemento de la canción en un tiempo negativo.</text:p>
        </text:list-item>
      </text:list>
      <text:p text:style-name="Text_20_body"/>
      <text:p text:style-name="P37"/>
      <text:p text:style-name="P37"/>
      <text:p text:style-name="P54"/>
      <text:p text:style-name="Text_20_body"/>
      <text:p text:style-name="Text_20_body"/>
      <text:p text:style-name="Text_20_body"/>
      <text:p text:style-name="P35">Diagramas de secuencia</text:p>
      <text:p text:style-name="Text_20_body"/>
      <text:p text:style-name="P10"><text:span text:style-name="body-text">Los diagramas de secuencia son buenos para mostrar qué objetos se comunican con qué </text:span><text:soft-page-break/><text:span text:style-name="body-text">otros objetos y qué mensajes disparan esas comunicaciones. En este caso mostramos este tipo de diagrama para uno de los métodos más significativo del desarrollo. Se trata de método chequear que chequea <text:s/>si el mapeo correspondiente a una determinada nota contiene a la tecla presionada en un determinado tiempo. </text:span></text:p>
      <text:p text:style-name="Heading_20_2"><text:span text:style-name="Fuente_20_de_20_párrafo_20_predeter."><text:span text:style-name="T13"/></text:span></text:p>
      <text:p text:style-name="P37"/>
      <text:p text:style-name="P35">Diagramas de estado</text:p>
      <text:p text:style-name="P26"><text:span text:style-name="Fuente_20_de_20_párrafo_20_predeter."><text:span text:style-name="T12">Los diagramas de estado son </text:span></text:span><text:span text:style-name="Fuente_20_de_20_párrafo_20_predeter."><text:span text:style-name="T12">utilizado</text:span></text:span><text:span text:style-name="Fuente_20_de_20_párrafo_20_predeter."><text:span text:style-name="T12">s</text:span></text:span><text:span text:style-name="Fuente_20_de_20_párrafo_20_predeter."><text:span text:style-name="T12"> para identificar cada una de las rutas o caminos que puede tomar un flujo de información luego de ejecutarse cada proceso.</text:span></text:span><text:span text:style-name="Fuente_20_de_20_párrafo_20_predeter."><text:span text:style-name="T12"> </text:span></text:span><text:span text:style-name="Fuente_20_de_20_párrafo_20_predeter."><text:span text:style-name="T12">Permite ide</text:span></text:span><text:span text:style-name="Fuente_20_de_20_párrafo_20_predeter."><text:span text:style-name="T12">n</text:span></text:span><text:span text:style-name="Fuente_20_de_20_párrafo_20_predeter."><text:span text:style-name="T12">tificar bajo qué argumentos se ejecuta cada uno de los procesos y en qué momento pod</text:span></text:span><text:span text:style-name="Fuente_20_de_20_párrafo_20_predeter."><text:span text:style-name="T12">r</text:span></text:span><text:span text:style-name="Fuente_20_de_20_párrafo_20_predeter."><text:span text:style-name="T12">ían tener una variación.</text:span></text:span></text:p>
      <text:p text:style-name="P26"><text:span text:style-name="Fuente_20_de_20_párrafo_20_predeter."><text:span text:style-name="T12">El diagrama de estados permite visualizar de una forma secuencial la ejecución de cada uno de los procesos.</text:span></text:span><text:span text:style-name="Fuente_20_de_20_párrafo_20_predeter."><text:span text:style-name="T12"> En el caso de esta entrega hemos decidido no presentar ningún di</text:span></text:span><text:span text:style-name="Fuente_20_de_20_párrafo_20_predeter."><text:span text:style-name="T12">a</text:span></text:span><text:span text:style-name="Fuente_20_de_20_párrafo_20_predeter."><text:span text:style-name="T12">grama de este tipo, debido que no identificamos ningún </text:span></text:span><text:span text:style-name="Fuente_20_de_20_párrafo_20_predeter."><text:span text:style-name="T12">cambio</text:span></text:span><text:span text:style-name="Fuente_20_de_20_párrafo_20_predeter."><text:span text:style-name="T12"> o acontecimiento</text:span></text:span><text:span text:style-name="Fuente_20_de_20_párrafo_20_predeter."><text:span text:style-name="T12"> </text:span></text:span><text:span text:style-name="Fuente_20_de_20_párrafo_20_predeter."><text:span text:style-name="T12">signif</text:span></text:span><text:span text:style-name="Fuente_20_de_20_párrafo_20_predeter."><text:span text:style-name="T12">i</text:span></text:span><text:span text:style-name="Fuente_20_de_20_párrafo_20_predeter."><text:span text:style-name="T12">cativo </text:span></text:span><text:span text:style-name="Fuente_20_de_20_párrafo_20_predeter."><text:span text:style-name="T12">en los procesos desarrollados</text:span></text:span><text:span text:style-name="Fuente_20_de_20_párrafo_20_predeter."><text:span text:style-name="T12">. </text:span></text:span></text:p>
      <text:p text:style-name="P11"/>
      <text:p text:style-name="P15"/>
      <text:p text:style-name="P35">Diagramas de paquetes</text:p>
      <text:p text:style-name="Text_20_body"/>
      <text:p text:style-name="P27"><text:span text:style-name="Fuente_20_de_20_párrafo_20_predeter."><text:span text:style-name="T4">Los </text:span></text:span><text:span text:style-name="Fuente_20_de_20_párrafo_20_predeter."><text:span text:style-name="T5">diagramas </text:span></text:span><text:span text:style-name="Fuente_20_de_20_párrafo_20_predeter."><text:span text:style-name="T5">de paquetes</text:span></text:span><text:span text:style-name="Fuente_20_de_20_párrafo_20_predeter."><text:span text:style-name="T6"> muestran cómo un sistema está dividido en agrupaciones lógicas mostrando las dependencias entre esas agrupaciones. Dado que normalmente un paquete está pensado como un directorio, los diagramas de paquetes suministran una descomposición de la j</text:span></text:span><text:span text:style-name="Fuente_20_de_20_párrafo_20_predeter."><text:span text:style-name="T6">erarquía lógica de un sistema.</text:span></text:span></text:p>
      <text:p text:style-name="P27"><text:span text:style-name="Fuente_20_de_20_párrafo_20_predeter."><text:span text:style-name="T6">Los Paquetes están normalmente organizados para maximizar la coherencia interna dentro de cada paquete y minimizar el acoplamiento externo entre los paquetes. En java los p</text:span></text:span><text:span text:style-name="Fuente_20_de_20_párrafo_20_predeter."><text:span text:style-name="T6">a</text:span></text:span><text:span text:style-name="Fuente_20_de_20_párrafo_20_predeter."><text:span text:style-name="T6">quetes son agrupaciones con características comunes,</text:span></text:span><text:span text:style-name="Fuente_20_de_20_párrafo_20_predeter."><text:span text:style-name="T6"> en Java se usa la palabra reservada </text:span></text:span><text:span text:style-name="Código_20_HTML"><text:span text:style-name="T7">package</text:span></text:span><text:span text:style-name="Fuente_20_de_20_párrafo_20_predeter."><text:span text:style-name="T6"> para especificar a qué paquete pertenecen y para usar un paquete dentro del código se usa la declaración </text:span></text:span><text:span text:style-name="Código_20_HTML"><text:span text:style-name="T8">import.</text:span></text:span></text:p>
      <text:p text:style-name="P28">En este caso se hizo el diagrama de paquetes que se usaron en el modelo del programa.</text:p>
      <text:p text:style-name="P27"/>
      <text:p text:style-name="P27"><text:span text:style-name="Fuente_20_de_20_párrafo_20_predeter."><text:span text:style-name="T3">Diagrama de paquetes del modelo </text:span></text:span></text:p>
      <text:p text:style-name="P29"/>
      <text:p text:style-name="P29"/>
      <text:p text:style-name="Normal_20__28_Web_29_"/>
      <text:p text:style-name="P11"/>
      <text:p text:style-name="P11"/>
      <text:p text:style-name="P17"/>
      <text:p text:style-name="Heading_20_1">Código fuente</text:p>
      <text:p text:style-name="P31"/>
      <text:p text:style-name="P30"/>
      <text:p text:style-name="P30"/>
      <text:p text:style-name="P30"/>
      <text:p text:style-name="P33">Checklist de corrección</text:p>
      <text:p text:style-name="Text_20_body">Esta sección es para uso exclusivo de la cátedra, por favor no modificar.</text:p>
      <text:p text:style-name="Text_20_body"/>
      <text:p text:style-name="P12">Carpeta</text:p>
      <text:p text:style-name="P13">Generalidades</text:p>
      <text:list xml:id="list42438001" text:style-name="L8">
        <text:list-item>
          <text:p text:style-name="P50">¿Son correctos los supuestos y extensiones?</text:p>
        </text:list-item>
        <text:list-item>
          <text:p text:style-name="P50">¿Es prolija la presentación? (hojas del mismo tamaño, numeradas y con tipografía uniforme)</text:p>
        </text:list-item>
      </text:list>
      <text:p text:style-name="P13">Modelo</text:p>
      <text:list xml:id="list42434869" text:style-name="L8">
        <text:list-item text:start-value="1">
          <text:p text:style-name="P50">¿Está completo?¿Contempla la totalidad del problema?</text:p>
        </text:list-item>
        <text:list-item>
          <text:p text:style-name="P50">¿Respeta encapsulamiento?</text:p>
        </text:list-item>
        <text:list-item>
          <text:p text:style-name="P50">¿Hace un buen uso de excepciones?</text:p>
        </text:list-item>
        <text:list-item>
          <text:p text:style-name="P50">¿Utiliza polimorfismo en las situaciones esperadas?</text:p>
        </text:list-item>
      </text:list>
      <text:p text:style-name="P13"/>
      <text:p text:style-name="P12">Diagramas</text:p>
      <text:p text:style-name="P13">Diagrama de clases</text:p>
      <text:list xml:id="list42419689" text:style-name="L8">
        <text:list-item text:start-value="1">
          <text:p text:style-name="P50">¿Está completo?</text:p>
        </text:list-item>
        <text:list-item>
          <text:p text:style-name="P50">¿Está bien utilizada la notación?</text:p>
        </text:list-item>
      </text:list>
      <text:p text:style-name="P13">Diagramas de secuencia</text:p>
      <text:list xml:id="list42427890" text:style-name="L8">
        <text:list-item text:start-value="1">
          <text:p text:style-name="P50">¿Está completo?</text:p>
        </text:list-item>
        <text:list-item>
          <text:p text:style-name="P50">¿Es consistente con el diagrama de clases?</text:p>
        </text:list-item>
        <text:list-item>
          <text:p text:style-name="P50">¿Está bien utilizada la notación?</text:p>
        </text:list-item>
      </text:list>
      <text:p text:style-name="P13">Diagrama de estados</text:p>
      <text:list xml:id="list42433819" text:style-name="L8">
        <text:list-item text:start-value="1">
          <text:p text:style-name="P50">¿Está completo?</text:p>
        </text:list-item>
        <text:list-item>
          <text:p text:style-name="P50">¿Está bien utilizada la notación?</text:p>
        </text:list-item>
      </text:list>
      <text:p text:style-name="P13">Diagrama de paquetes</text:p>
      <text:list xml:id="list42421452" text:style-name="L8">
        <text:list-item text:start-value="1">
          <text:p text:style-name="P50">¿Está completo?</text:p>
        </text:list-item>
        <text:list-item>
          <text:p text:style-name="P50">¿Está bien utilizada la notación?</text:p>
        </text:list-item>
      </text:list>
      <text:p text:style-name="P14"/>
      <text:p text:style-name="P36">Código</text:p>
      <text:p text:style-name="P13">Generalidades</text:p>
      <text:list xml:id="list42429803" text:style-name="L9">
        <text:list-item>
          <text:p text:style-name="P51">¿Respeta estándares de codificación?</text:p>
        </text:list-item>
        <text:list-item>
          <text:p text:style-name="P52"><text:span text:style-name="Fuente_20_de_20_párrafo_20_predeter."><text:span text:style-name="T22">¿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fo:language="es" fo:country="ES" style:letter-kerning="false" style:font-name-asian="Times New Roman" style:language-asian="es" style:country-asian="ES" style:font-name-complex="Times New Roman" fo:hyphenate="tru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Sin_20_espaciado" style:display-name="Sin espaciado" style:family="paragraph">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Pie_20_de_20_página_20_Car1" style:display-name="Pie de página Car1"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Código_20_HTML" style:display-name="Código HTML" style:family="text" style:parent-style-name="Fuente_20_de_20_párrafo_20_predeter.">
      <style:text-properties style:font-name="Courier New" fo:font-size="10pt" style:font-name-asian="Times New Roman" style:font-size-asian="10pt" style:font-name-complex="Courier New" style:font-size-complex="10pt"/>
    </style:style>
    <style:style style:name="Numbering_20_Symbols" style:display-name="Numbering Symbols" style:family="text"/>
    <style:style style:name="Pie_20_de_20_página_20_Car2" style:display-name="Pie de página Car2" style:family="text" style:parent-style-name="Fuente_20_de_20_párrafo_20_predeter."/>
    <style:style style:name="Encabezado_20_Car" style:display-name="Encabezado Car" style:family="text" style:parent-style-name="Fuente_20_de_20_párrafo_20_predeter."/>
    <style:style style:name="body-text" style:family="text" style:parent-style-name="Fuente_20_de_20_párrafo_20_predeter."/>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MP1">Algoritmos y programación 3-TP 3: Algo3-Man <text:s/><text:page-number text:select-page="current">11</text:page-number>/<text:page-count>11</text:page-count></text:p>
      </style:footer>
    </style:master-page>
    <style:master-page style:name="MP2" style:page-layout-name="Mpm3">
      <style:footer>
        <text:p text:style-name="MP1">Algoritmos y programación 3 – 1C2010 - TP 2: AlgoHero Game <text:s/><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Nicolás Martín Paez</meta:initial-creator>
    <dc:creator>Ezequiel Pérez Dittler</dc:creator>
    <meta:creation-date>2010-06-10T14:23:00Z</meta:creation-date>
    <dc:date>2010-07-04T00:29:26.75</dc:date>
    <meta:editing-cycles>8</meta:editing-cycles>
    <meta:editing-duration>PT01H57M33S</meta:editing-duration>
    <meta:document-statistic meta:table-count="1" meta:image-count="0" meta:object-count="0" meta:page-count="11" meta:paragraph-count="164" meta:word-count="2352" meta:character-count="14383"/>
    <meta:user-defined meta:name="Información 1"/>
    <meta:user-defined meta:name="Información 2"/>
    <meta:user-defined meta:name="Información 3"/>
    <meta:user-defined meta:name="Información 4"/>
    <meta:template xlink:type="simple" xlink:actuate="onRequest" xlink:title="" xlink:href="Normal"/>
  </office:meta>
</office:document-meta>
</file>